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allo Welt. </text:p>
      <text:p text:style-name="Standard">Es tanzt der bibabutze man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é Rieck</meta:initial-creator>
    <meta:creation-date>2011-11-22T18:36:52</meta:creation-date>
    <dc:date>2011-11-22T18:42:27</dc:date>
    <dc:creator>André Rieck</dc:creator>
    <meta:editing-duration>PT00H05M52S</meta:editing-duration>
    <meta:editing-cycles>2</meta:editing-cycles>
    <meta:generator>OpenOffice.org/3.2$Unix OpenOffice.org_project/320m18$Build-9502</meta:generator>
    <meta:document-statistic meta:table-count="0" meta:image-count="0" meta:object-count="0" meta:page-count="1" meta:paragraph-count="2" meta:word-count="7" meta:character-count="41"/>
  </office:meta>
</office:document-meta>
</file>